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0" style:family="table">
      <style:table-properties style:width="7.0806in" table:align="margins" style:may-break-between-rows="true"/>
    </style:style>
    <style:style style:name="Table10.A" style:family="table-column">
      <style:table-column-properties style:column-width="7.0806in" style:rel-column-width="65535*"/>
    </style:style>
    <style:style style:name="Table10.1" style:family="table-row">
      <style:table-row-properties style:keep-together="false" fo:keep-together="always"/>
    </style:style>
    <style:style style:name="Table10.A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0.0007in solid #000000"/>
    </style:style>
    <style:style style:name="Table11.A3"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7.0806in" style:rel-column-width="65535*"/>
    </style:style>
    <style:style style:name="Table18.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center" style:justify-single-word="false"/>
      <style:text-properties style:font-name="Courier New"/>
    </style:style>
    <style:style style:name="P16" style:family="paragraph" style:parent-style-name="Table_20_Contents">
      <style:paragraph-properties fo:text-align="center" style:justify-single-word="false"/>
      <style:text-properties style:font-name="Courier New" fo:font-size="12pt" style:font-size-asian="12pt" style:font-size-complex="12pt"/>
    </style:style>
    <style:style style:name="P17" style:family="paragraph" style:parent-style-name="Table_20_Contents">
      <style:paragraph-properties fo:text-align="start" style:justify-single-word="false"/>
    </style:style>
    <style:style style:name="P18" style:family="paragraph" style:parent-style-name="Code">
      <style:text-properties fo:font-size="12pt" fo:font-weight="bold" style:font-size-asian="12pt" style:font-weight-asian="bold" style:font-size-complex="12pt" style:font-weight-complex="bold"/>
    </style:style>
    <style:style style:name="P19" style:family="paragraph" style:parent-style-name="Code">
      <style:paragraph-properties fo:text-align="justify" style:justify-single-word="false"/>
    </style:style>
    <style:style style:name="P20" style:family="paragraph" style:parent-style-name="Code">
      <style:text-properties style:font-name="Times New Roman" fo:font-size="14pt" style:font-name-asian="SimSun" style:font-size-asian="14pt" style:font-name-complex="Mangal" style:font-size-complex="14pt"/>
    </style:style>
    <style:style style:name="P21" style:family="paragraph" style:parent-style-name="Text_20_body">
      <style:paragraph-properties fo:break-before="page"/>
    </style:style>
    <style:style style:name="P22" style:family="paragraph" style:parent-style-name="Text_20_body">
      <style:paragraph-properties fo:text-align="justify" style:justify-single-word="false" fo:break-before="page"/>
    </style:style>
    <style:style style:name="P23" style:family="paragraph" style:parent-style-name="Heading_20_1">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7.0602in" style:type="right" style:leader-style="dotted" style:leader-text="."/>
        </style:tab-stops>
      </style:paragraph-properties>
    </style:style>
    <style:style style:name="P27" style:family="paragraph" style:parent-style-name="Contents_20_2">
      <style:paragraph-properties>
        <style:tab-stops>
          <style:tab-stop style:position="6.8839in" style:type="right" style:leader-style="dotted" style:leader-text="."/>
        </style:tab-stops>
      </style:paragraph-properties>
    </style:style>
    <style:style style:name="P28" style:family="paragraph" style:parent-style-name="Contents_20_3">
      <style:paragraph-properties>
        <style:tab-stops>
          <style:tab-stop style:position="6.6874in" style:type="right" style:leader-style="dotted" style:leader-text="."/>
        </style:tab-stops>
      </style:paragraph-properties>
    </style:style>
    <style:style style:name="P29" style:family="paragraph" style:parent-style-name="Index_20_1">
      <style:paragraph-properties>
        <style:tab-stops>
          <style:tab-stop style:position="7.0807in" style:type="right"/>
        </style:tab-stops>
      </style:paragraph-properties>
    </style:style>
    <style:style style:name="P30" style:family="paragraph" style:parent-style-name="Contents_20_4">
      <style:paragraph-properties>
        <style:tab-stops>
          <style:tab-stop style:position="6.4909in" style:type="right" style:leader-style="dotted" style:leader-text="."/>
        </style:tab-stops>
      </style:paragraph-properties>
    </style:style>
    <style:style style:name="P31" style:family="paragraph" style:parent-style-name="Text_20_body" style:master-page-name="Standard">
      <style:paragraph-properties style:page-number="auto"/>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paragraph-properties fo:text-align="justify" style:justify-single-word="false"/>
    </style:style>
    <style:style style:name="P35" style:family="paragraph" style:parent-style-name="Text_20_body" style:list-style-name="L3">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8">
      <style:paragraph-properties fo:text-align="justify" style:justify-single-word="false"/>
    </style:style>
    <style:style style:name="P39" style:family="paragraph" style:parent-style-name="Text_20_body" style:list-style-name="L10">
      <style:paragraph-properties fo:text-align="justify" style:justify-single-word="false"/>
    </style:style>
    <style:style style:name="P40" style:family="paragraph" style:parent-style-name="Text_20_body" style:list-style-name="L11">
      <style:paragraph-properties fo:text-align="justify" style:justify-single-word="false"/>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ext_20_body"/>
      <text:p text:style-name="Text_20_body"/>
      <text:p text:style-name="Text_20_body"/>
      <text:p text:style-name="P5">The fOOrth User's Guide</text:p>
      <text:p text:style-name="Subtitle">An object oriented language that is not FORTH.</text:p>
      <text:p text:style-name="Subtitle">by Peter Camilleri </text:p>
      <text:p text:style-name="Text_20_body"/>
      <text:p text:style-name="P2">Last Update: January 16, 2015</text:p>
      <text:p text:style-name="P2">Covering fOOrth version 0.0.3</text:p>
      <text:p text:style-name="P2">Status: Unpublished.</text:p>
      <text:p text:style-name="Text_20_body"/>
      <text:p text:style-name="Text_20_body"/>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6">The MIT License (MIT).<text:tab/>6</text:p>
          <text:p text:style-name="P26">Introduction<text:tab/>7</text:p>
          <text:p text:style-name="P27">About the name fOOrth<text:tab/>7</text:p>
          <text:p text:style-name="P27">How fOOrth came to be<text:tab/>7</text:p>
          <text:p text:style-name="P27">Goals and Principles<text:tab/>8</text:p>
          <text:p text:style-name="P27">Report Card<text:tab/>9</text:p>
          <text:p text:style-name="P27">Special Note<text:tab/>9</text:p>
          <text:p text:style-name="P26">Installation<text:tab/>10</text:p>
          <text:p text:style-name="P27">Ruby<text:tab/>10</text:p>
          <text:p text:style-name="P27">fOOrth<text:tab/>10</text:p>
          <text:p text:style-name="P27">Running fOOrth<text:tab/>11</text:p>
          <text:p text:style-name="P28">Rake:<text:tab/>11</text:p>
          <text:p text:style-name="P28">Demo.rb:<text:tab/>11</text:p>
          <text:p text:style-name="P27">Source Archive<text:tab/>11</text:p>
          <text:p text:style-name="P26">First Steps<text:tab/>12</text:p>
          <text:p text:style-name="P26">The Syntax and Style of fOOrth<text:tab/>14</text:p>
          <text:p text:style-name="P27">Syntax<text:tab/>14</text:p>
          <text:p text:style-name="P27">Spaces<text:tab/>14</text:p>
          <text:p text:style-name="P27">Comments<text:tab/>14</text:p>
          <text:p text:style-name="P27">String Literals<text:tab/>14</text:p>
          <text:p text:style-name="P27">Numeric Literals<text:tab/>15</text:p>
          <text:p text:style-name="P26">The Class Tree<text:tab/>16</text:p>
          <text:p text:style-name="P27">A Brief Overview<text:tab/>16</text:p>
          <text:p text:style-name="P28">Classes<text:tab/>16</text:p>
          <text:p text:style-name="P28">Inheritance<text:tab/>16</text:p>
          <text:p text:style-name="P28">Methods<text:tab/>17</text:p>
          <text:p text:style-name="P28">Late Binding and Polymorphism<text:tab/>17</text:p>
          <text:p text:style-name="P26">Routing<text:tab/>18</text:p>
          <text:p text:style-name="P26">VirtualMachine<text:tab/>19</text:p>
          <text:p text:style-name="P26">Object<text:tab/>20</text:p>
          <text:p text:style-name="P27">Instance Methods<text:tab/>20</text:p>
          <text:p text:style-name="P28">[object object] &amp;&amp; [true or false]<text:tab/>20</text:p>
          <text:p text:style-name="P28">[object] )methods []<text:tab/>20</text:p>
          <text:p text:style-name="P28">[object] . []<text:tab/>20</text:p>
          <text:p text:style-name="P28">[object] .:: []<text:tab/>20</text:p>
          <text:p text:style-name="P30">Local Methods: <text:tab/>21</text:p>
          <text:p text:style-name="P30">[initial value] inst: []<text:tab/>21</text:p>
          <text:p text:style-name="P30">[initial value] local: []<text:tab/>21</text:p>
          <text:p text:style-name="P30"><text:soft-page-break/>[] super []<text:tab/>21</text:p>
          <text:p text:style-name="P30">[] ; []<text:tab/>21</text:p>
          <text:p text:style-name="P28">[an_object] .class [a_class]<text:tab/>21</text:p>
          <text:p text:style-name="P30">[an_object] .clone [an_object']<text:tab/>22</text:p>
          <text:p text:style-name="P30">[an_object] .copy [an_object']<text:tab/>22</text:p>
          <text:p text:style-name="P30">[unspecified an_object] .init [unspecified]<text:tab/>22</text:p>
          <text:p text:style-name="P30">[an_object] .is_class? [false]<text:tab/>22</text:p>
          <text:p text:style-name="P28">[object object] ^^ [true or false]<text:tab/>22</text:p>
          <text:p text:style-name="P28">[object object] || [true]<text:tab/>23</text:p>
          <text:p text:style-name="P27">See Also<text:tab/>23</text:p>
          <text:p text:style-name="P26">Array<text:tab/>24</text:p>
          <text:p text:style-name="P27">Array Literals<text:tab/>24</text:p>
          <text:p text:style-name="P27">See Also<text:tab/>24</text:p>
          <text:p text:style-name="P26">Class<text:tab/>25</text:p>
          <text:p text:style-name="P27">See Also<text:tab/>25</text:p>
          <text:p text:style-name="P26">FalseClass<text:tab/>26</text:p>
          <text:p text:style-name="P27">Instance Methods<text:tab/>26</text:p>
          <text:p text:style-name="P28">[false object] &amp;&amp; [false]<text:tab/>26</text:p>
          <text:p text:style-name="P28">[false object] ^^ [true or false]<text:tab/>26</text:p>
          <text:p text:style-name="P28">[false object] || [true or false]<text:tab/>26</text:p>
          <text:p text:style-name="P27">See Also<text:tab/>26</text:p>
          <text:p text:style-name="P26">Hash<text:tab/>27</text:p>
          <text:p text:style-name="P27">Hash Literals<text:tab/>27</text:p>
          <text:p text:style-name="P27">See Also<text:tab/>27</text:p>
          <text:p text:style-name="P26">MaxNumeric<text:tab/>28</text:p>
          <text:p text:style-name="P26">MinNumeric<text:tab/>29</text:p>
          <text:p text:style-name="P26">NilClass<text:tab/>30</text:p>
          <text:p text:style-name="P27">Instance Methods<text:tab/>30</text:p>
          <text:p text:style-name="P28">[nil object] &amp;&amp; [false]<text:tab/>30</text:p>
          <text:p text:style-name="P28">[nil object] ^^ [true or false]<text:tab/>30</text:p>
          <text:p text:style-name="P28">[nil object] || [true or false]<text:tab/>30</text:p>
          <text:p text:style-name="P27">See Also<text:tab/>30</text:p>
          <text:p text:style-name="P26">Numeric<text:tab/>31</text:p>
          <text:p text:style-name="P26">Complex<text:tab/>32</text:p>
          <text:p text:style-name="P27">Complex Literals<text:tab/>32</text:p>
          <text:p text:style-name="P27">Instance Methods<text:tab/>33</text:p>
          <text:p text:style-name="P28">[a_complex] .cbrt [a_complex1/3]<text:tab/>33</text:p>
          <text:p text:style-name="P28">[a_complex] .e** [ea_complex]<text:tab/>33</text:p>
          <text:p text:style-name="P28">[a_complex] .split [real_part imaginary_part]<text:tab/>33</text:p>
          <text:p text:style-name="P28">[a_complex] .sqrt [a_complex1/2]<text:tab/>33</text:p>
          <text:p text:style-name="P27"><text:soft-page-break/>See Also<text:tab/>33</text:p>
          <text:p text:style-name="P26">Float<text:tab/>34</text:p>
          <text:p text:style-name="P27">Float Literals<text:tab/>34</text:p>
          <text:p text:style-name="P27">See Also<text:tab/>34</text:p>
          <text:p text:style-name="P26">Integer<text:tab/>35</text:p>
          <text:p text:style-name="P27">Integer Literals<text:tab/>35</text:p>
          <text:p text:style-name="P27">See Also<text:tab/>35</text:p>
          <text:p text:style-name="P26">Rational<text:tab/>36</text:p>
          <text:p text:style-name="P27">Rational Literals<text:tab/>36</text:p>
          <text:p text:style-name="P27">Instance Methods<text:tab/>36</text:p>
          <text:p text:style-name="P28">[a_rational] .split [numerator denominator]<text:tab/>36</text:p>
          <text:p text:style-name="P27">See Also<text:tab/>36</text:p>
          <text:p text:style-name="P26">Procedure<text:tab/>38</text:p>
          <text:p text:style-name="P27">Procedure Literals<text:tab/>38</text:p>
          <text:p text:style-name="P27">See Also<text:tab/>38</text:p>
          <text:p text:style-name="P26">String<text:tab/>39</text:p>
          <text:p text:style-name="P27">String Literals<text:tab/>39</text:p>
          <text:p text:style-name="P27">See Also<text:tab/>39</text:p>
          <text:p text:style-name="P26">Thread<text:tab/>40</text:p>
          <text:p text:style-name="P27">See Also<text:tab/>40</text:p>
          <text:p text:style-name="P26">TrueClass<text:tab/>41</text:p>
          <text:p text:style-name="P27">See Also<text:tab/>41</text:p>
          <text:p text:style-name="P26">Symbol Glossary<text:tab/>42</text:p>
          <text:p text:style-name="P26">Appendix A – Regular Expressions<text:tab/>43</text:p>
          <text:p text:style-name="P26">Edit History:<text:tab/>45</text:p>
        </text:index-body>
      </text:table-of-content>
      <text:p text:style-name="Text_20_body"/>
      <text:h text:style-name="P24"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3"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080938112079257932" text:style-name="L1">
        <text:list-item>
          <text:p text:style-name="P32">A Simple, Easy-to-Understand syntax that is none the less, Expressive and Compact:</text:p>
        </text:list-item>
      </text:list>
      <text:list xml:id="list2217577770767748547" text:style-name="L2">
        <text:list-item>
          <text:list>
            <text:list-item>
              <text:p text:style-name="P33">Source code in fOOrth is free-form with no line oriented limitations or rules.</text:p>
            </text:list-item>
            <text:list-item>
              <text:p text:style-name="P33">Support is given to the easy representation of common literal data such as strings, integers, floating point numbers, rational numbers, and complex numbers.</text:p>
            </text:list-item>
          </text:list>
        </text:list-item>
      </text:list>
      <text:list xml:id="list39510750" text:continue-list="list6080938112079257932" text:style-name="L1">
        <text:list-item>
          <text:p text:style-name="P32">Safe Data and Data Structures:</text:p>
        </text:list-item>
      </text:list>
      <text:list xml:id="list7050801864248582942" text:style-name="L3">
        <text:list-item>
          <text:list>
            <text:list-item>
              <text:p text:style-name="P35">Simple, reliable arithmetic. In fOOrth, integer operations never overflow. Rational values can be represented exactly, complex numbers are supported, and conversions between numeric types are simple.</text:p>
            </text:list-item>
            <text:list-item>
              <text:p text:style-name="P35">Strings grow as needed without the need to allocate space or worry about overflow.</text:p>
            </text:list-item>
            <text:list-item>
              <text:p text:style-name="P35">Data containers such as arrays and hashes grow as needed. Out of range subscripts cannot access undefined memory regions. </text:p>
            </text:list-item>
          </text:list>
        </text:list-item>
      </text:list>
      <text:list xml:id="list39502270" text:continue-list="list39510750" text:style-name="L1">
        <text:list-item>
          <text:p text:style-name="P32"><text:soft-page-break/>Message Passing:</text:p>
        </text:list-item>
      </text:list>
      <text:list xml:id="list6880619446847217062" text:style-name="L4">
        <text:list-item>
          <text:list>
            <text:list-item>
              <text:p text:style-name="P41">In fOOrth all actions take the form of messages sent to a receiver.</text:p>
            </text:list-item>
            <text:list-item>
              <text:p text:style-name="P41">The routing of messages is specified by the exact type of the message.</text:p>
            </text:list-item>
            <text:list-item>
              <text:p text:style-name="P41">Message receivers include data items on the stack as well as the virtual machine object associated with the current thread of execution.</text:p>
            </text:list-item>
            <text:list-item>
              <text:p text:style-name="P41">Messages for which no routing specification can be found, generate an error at compile time.</text:p>
            </text:list-item>
          </text:list>
        </text:list-item>
      </text:list>
      <text:list xml:id="list39509312" text:continue-list="list39502270" text:style-name="L1">
        <text:list-item>
          <text:p text:style-name="P32">Object Oriented Design:</text:p>
        </text:list-item>
      </text:list>
      <text:list xml:id="list6180497409410277154" text:style-name="L5">
        <text:list-item>
          <text:list>
            <text:list-item>
              <text:p text:style-name="P36">Support class based inheritance, with a non-cyclic (single inheritance) tree derived from a common base Object class.</text:p>
            </text:list-item>
            <text:list-item>
              <text:p text:style-name="P42">Support late binding and polymorphism through message interface compatibility or “duck” typing.</text:p>
            </text:list-item>
          </text:list>
        </text:list-item>
      </text:list>
      <text:list xml:id="list39521993" text:continue-list="list39509312" text:style-name="L1">
        <text:list-item>
          <text:p text:style-name="P32">Meta programming: </text:p>
        </text:list-item>
      </text:list>
      <text:list xml:id="list5136695912223308556" text:style-name="L6">
        <text:list-item>
          <text:list>
            <text:list-item>
              <text:p text:style-name="P43">Support extensible language constructs by making the compiler an accessible part of the system.</text:p>
            </text:list-item>
          </text:list>
        </text:list-item>
      </text:list>
      <text:list xml:id="list39495857" text:continue-list="list39521993" text:style-name="L1">
        <text:list-item>
          <text:p text:style-name="P32">Reliability:</text:p>
        </text:list-item>
      </text:list>
      <text:list xml:id="list7625019937979236504" text:style-name="L7">
        <text:list-item>
          <text:list>
            <text:list-item>
              <text:p text:style-name="P44">Errors should be detected as soon as possible. </text:p>
            </text:list-item>
            <text:list-item>
              <text:p text:style-name="P44">Language constructs should not be designed in a way that causes simple coding errors to spin off into infinite loops. </text:p>
            </text:list-item>
          </text:list>
        </text:list-item>
      </text:list>
      <text:list xml:id="list39509854" text:continue-list="list39495857" text:style-name="L1">
        <text:list-item>
          <text:p text:style-name="P37">Building on the host language:</text:p>
        </text:list-item>
      </text:list>
      <text:list xml:id="list8601728837760709131" text:style-name="L8">
        <text:list-item>
          <text:list>
            <text:list-item>
              <text:p text:style-name="P3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47490485450689677" text:style-name="L9">
        <text:list-item>
          <text:p text:style-name="P45">ruby 1.9.3p484 (2013-11-22) [i386-mingw32]</text:p>
        </text:list-item>
        <text:list-item>
          <text:p text:style-name="P45">ruby 2.1.5p273 (2014-11-13 revision 48405) [i386-mingw32]</text:p>
        </text:list-item>
        <text:list-item>
          <text:p text:style-name="P45">Rubinius – to be tested!</text:p>
        </text:list-item>
        <text:list-item>
          <text:p text:style-name="P45">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8">Object</text:p>
      <text:p text:style-name="P18"><text:tab/>Array</text:p>
      <text:p text:style-name="P18"><text:tab/>Class</text:p>
      <text:p text:style-name="P18"><text:tab/>FalseClass</text:p>
      <text:p text:style-name="P18"><text:tab/>Hash</text:p>
      <text:p text:style-name="P18"><text:tab/>MaxNumeric</text:p>
      <text:p text:style-name="P18"><text:tab/>MinNumeric</text:p>
      <text:p text:style-name="P18"><text:tab/>NilClass</text:p>
      <text:p text:style-name="P18"><text:tab/>Numeric</text:p>
      <text:p text:style-name="P18"><text:tab/><text:tab/>Complex</text:p>
      <text:p text:style-name="P18"><text:tab/><text:tab/>Float</text:p>
      <text:p text:style-name="P18"><text:tab/><text:tab/>Integer</text:p>
      <text:p text:style-name="P18"><text:tab/><text:tab/><text:tab/>Bignum</text:p>
      <text:p text:style-name="P18"><text:tab/><text:tab/><text:tab/>Fixnum</text:p>
      <text:p text:style-name="P18"><text:tab/><text:tab/>Rational</text:p>
      <text:p text:style-name="P18"><text:tab/>Procedure</text:p>
      <text:p text:style-name="P18"><text:tab/>String</text:p>
      <text:p text:style-name="P18"><text:tab/>Thread</text:p>
      <text:p text:style-name="P18"><text:tab/>TrueClass</text:p>
      <text:p text:style-name="P18"><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6023873669100962952" text:style-name="L10">
        <text:list-item>
          <text:p text:style-name="P39">Shared: Methods that are common to all instances of the class that contains them.</text:p>
        </text:list-item>
        <text:list-item>
          <text:p text:style-name="P39">Exclusive: Methods that are defined for one and only one object (and all of its clones that are created <text:span text:style-name="T2">after</text:span> the exclusive method is defined.).</text:p>
        </text:list-item>
        <text:list-item>
          <text:p text:style-name="P39">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43358924"/>Routing<text:alphabetical-index-mark-end text:id="IMark14335892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9034148420384828292" text:style-name="L11">
        <text:list-item>
          <text:p text:style-name="P40">The defining word used to create the method.</text:p>
        </text:list-item>
        <text:list-item>
          <text:p text:style-name="P40">The receiver of the defining word used to create the method.</text:p>
        </text:list-item>
        <text:list-item>
          <text:p text:style-name="P4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143359788"/>:<text:alphabetical-index-mark-end text:id="IMark143359788"/></text:p>
          </table:table-cell>
          <table:table-cell table:style-name="Table9.A2" office:value-type="string">
            <text:p text:style-name="P9">N/A</text:p>
          </table:table-cell>
          <table:table-cell table:style-name="Table9.A2" office:value-type="string">
            <text:p text:style-name="P16">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143359788"/>.:<text:alphabetical-index-mark-end text:id="IMark143359788"/></text:p>
          </table: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6">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6">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143359788"/>.::<text:alphabetical-index-mark-end text:id="IMark143359788"/></text:p>
          </table: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6">.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6">~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6">~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6">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6">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6">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6">tbd</text:p>
          </table:table-cell>
          <table:table-cell table:style-name="Table9.A2" office:value-type="string">
            <text:p text:style-name="P9">Context</text:p>
          </table:table-cell>
          <table:table-cell table:style-name="Table9.E2" office:value-type="string">
            <text:p text:style-name="P17">A context local method.</text:p>
          </table:table-cell>
        </table:table-row>
      </table:table>
      <text:p text:style-name="P3"/>
      <text:h text:style-name="Heading_20_1" text:outline-level="1"><text:alphabetical-index-mark-start text:id="IMark143357436"/>VirtualMachine<text:alphabetical-index-mark-end text:id="IMark143357436"/></text:h>
      <text:p text:style-name="Text_20_body"/>
      <text:p text:style-name="Text_20_body">Inheritance: VirtualMachine <text:span text:style-name="T8">←</text:span> Object</text:p>
      <text:p text:style-name="Code">VirtualMachine Shared Methods =</text:p>
      <text:p text:style-name="Code">! <text:s text:c="8"/>.cr <text:s text:c="6"/>[ <text:s text:c="8"/>dpr <text:s text:c="6"/>load" <text:s text:c="4"/>pause <text:s text:c="4"/>thread:</text:p>
      <text:p text:style-name="Code">!: <text:s text:c="7"/>.each{ <text:s text:c="3"/>accept <text:s text:c="3"/>drop <text:s text:c="5"/>max_float pi <text:s text:c="7"/>true</text:p>
      <text:p text:style-name="Code">)" <text:s text:c="7"/>.map{ <text:s text:c="4"/>accept" <text:s text:c="2"/>dup <text:s text:c="6"/>max_num <text:s text:c="2"/>pick <text:s text:c="5"/>tuck</text:p>
      <text:p text:style-name="Code">)debug <text:s text:c="3"/>.new{ <text:s text:c="4"/>begin <text:s text:c="4"/>e <text:s text:c="8"/>min_float rational <text:s/>vm</text:p>
      <text:p text:style-name="Code">)entries <text:s/>.select{ <text:s/>class: <text:s text:c="3"/>epsilon <text:s text:c="2"/>min_num <text:s text:c="2"/>rot <text:s text:c="6"/>{</text:p>
      <text:p text:style-name="Code">)quit <text:s text:c="4"/>.vm_name <text:s/>clone <text:s text:c="4"/>false <text:s text:c="4"/>nan <text:s text:c="6"/>self <text:s text:c="5"/>{{</text:p>
      <text:p text:style-name="Code">)version <text:s/>: <text:s text:c="8"/>complex <text:s text:c="2"/>global: <text:s text:c="2"/>nil <text:s text:c="6"/>space</text:p>
      <text:p text:style-name="Code">-infinity ?dup <text:s text:c="5"/>copy <text:s text:c="5"/>if <text:s text:c="7"/>nip <text:s text:c="6"/>spaces</text:p>
      <text:p text:style-name="Code">." <text:s text:c="7"/>@ <text:s text:c="8"/>do <text:s text:c="7"/>infinity <text:s/>over <text:s text:c="5"/>swap</text:p>
      <text:p text:style-name="Code"/>
      <text:p text:style-name="Text_20_body"/>
      <text:p text:style-name="Text_20_body"/>
      <text:p text:style-name="Text_20_body"/>
      <text:h text:style-name="Heading_20_1" text:outline-level="1"><text:alphabetical-index-mark-start text:id="IMark143357436"/>Object<text:alphabetical-index-mark-end text:id="IMark143357436"/></text:h>
      <text:p text:style-name="Text_20_body"/>
      <text:p text:style-name="Text_20_body">Inheritance: Object</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 object] <text:alphabetical-index-mark-start text:id="IMark143415704"/>&amp;&amp;<text:alphabetical-index-mark-end text:id="IMark14341570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43415704"/>)methods<text:alphabetical-index-mark-end text:id="IMark143415704"/> []</text:h>
            <text:p text:style-name="P3"><text:span text:style-name="T1">Routing:</text:span> TOS.</text:p>
            <text:p text:style-name="P3">Display a formatted listing of the methods defined to the given object. This method is very similar to the )methods method defined in Class, except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43415704"/>.<text:alphabetical-index-mark-end text:id="IMark143415704"/> []</text:h>
            <text:p text:style-name="P3"><text:span text:style-name="T1">Routing:</text:span> TOS.</text:p>
            <text:p text:style-name="P3">Print out the object using the default formatting.</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43415704"/>.::<text:alphabetical-index-mark-end text:id="IMark14341570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0"/>
          </table:table-cell>
        </table:table-row>
      </table:table>
      <table:table table:name="Table10" table:style-name="Table10">
        <table:table-column table:style-name="Table10.A"/>
        <text:soft-page-break/>
        <table:table-row table:style-name="Table10.1">
          <table:table-cell table:style-name="Table10.A1" office:value-type="string">
            <text:h text:style-name="Heading_20_4" text:outline-level="4">Local Methods: </text:h>
          </table:table-cell>
        </table:table-row>
        <table:table-row table:style-name="Table10.1">
          <table:table-cell table:style-name="Table10.A2" office:value-type="string">
            <text:h text:style-name="Heading_20_4" text:outline-level="4">[initial value] <text:alphabetical-index-mark-start text:id="IMark143415704"/>inst:<text:alphabetical-index-mark-end text:id="IMark14341570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
      <table:table table:name="Table11" table:style-name="Table11">
        <table:table-column table:style-name="Table11.A"/>
        <table:table-row>
          <table:table-cell table:style-name="Table11.A1" office:value-type="string">
            <text:h text:style-name="Heading_20_4" text:outline-level="4">[initial value] <text:alphabetical-index-mark-start text:id="IMark143415704"/>local:<text:alphabetical-index-mark-end text:id="IMark14341570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table-cell table:style-name="Table11.A2" office:value-type="string">
            <text:h text:style-name="Heading_20_4" text:outline-level="4">[] <text:alphabetical-index-mark-start text:id="IMark143415704"/>super<text:alphabetical-index-mark-end text:id="IMark14341570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table-cell table:style-name="Table11.A3" office:value-type="string">
            <text:h text:style-name="Heading_20_4" text:outline-level="4">[] <text:alphabetical-index-mark-start text:id="IMark143415704"/>;<text:alphabetical-index-mark-end text:id="IMark1434157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43415704"/>.class<text:alphabetical-index-mark-end text:id="IMark143415704"/> [a_class]</text:h>
            <text:p text:style-name="P12"><text:span text:style-name="T1">Routing:</text:span> TOS.</text:p>
            <text:p text:style-name="P12">Get the class of the receiver object.</text:p>
          </table:table-cell>
        </table:table-row>
      </table:table>
      <text:p text:style-name="P3"/>
      <table:table table:name="Table30" table:style-name="Table30">
        <table:table-column table:style-name="Table30.A"/>
        <text:soft-page-break/>
        <table:table-row table:style-name="Table30.1">
          <table:table-cell table:style-name="Table30.A1" office:value-type="string">
            <text:h text:style-name="Heading_20_4" text:outline-level="4">[an_object] <text:alphabetical-index-mark-start text:id="IMark143415704"/>.clone<text:alphabetical-index-mark-end text:id="IMark1434157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43415704"/>.copy<text:alphabetical-index-mark-end text:id="IMark1434157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43415704"/>.init<text:alphabetical-index-mark-end text:id="IMark1434157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43415704"/>.is_class?<text:alphabetical-index-mark-end text:id="IMark14341570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ext:p text:style-name="P3"/>
      <table:table table:name="Table16" table:style-name="Table16">
        <table:table-column table:style-name="Table16.A"/>
        <table:table-row>
          <table:table-cell table:style-name="Table16.A1" office:value-type="string">
            <text:h text:style-name="Heading_20_3" text:outline-level="3">[object object] <text:alphabetical-index-mark-start text:id="IMark143415704"/>^^<text:alphabetical-index-mark-end text:id="IMark14341570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17" table:style-name="Table17">
        <table:table-column table:style-name="Table17.A"/>
        <text:soft-page-break/>
        <table:table-row table:style-name="Table17.1">
          <table:table-cell table:style-name="Table17.A1" office:value-type="string">
            <text:h text:style-name="Heading_20_3" text:outline-level="3">[object object] <text:alphabetical-index-mark-start text:id="IMark143415704"/>||<text:alphabetical-index-mark-end text:id="IMark143415704"/> [true]</text:h>
            <text:p text:style-name="P3"><text:span text:style-name="T1">Routing:</text:span> NOS.</text:p>
            <text:p text:style-name="P3">Logical, inclusive OR for the case where the first operand is true. This is true.</text:p>
          </table:table-cell>
        </table:table-row>
      </table:table>
      <text:p text:style-name="P3"/>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43357436"/>Array<text:alphabetical-index-mark-end text:id="IMark143357436"/></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3357436"/>Class<text:alphabetical-index-mark-end text:id="IMark143357436"/></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3357436"/>FalseClass<text:alphabetical-index-mark-end text:id="IMark143357436"/></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3415704"/>&amp;&amp;<text:alphabetical-index-mark-end text:id="IMark1434157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3415704"/>^^<text:alphabetical-index-mark-end text:id="IMark1434157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3415704"/>||<text:alphabetical-index-mark-end text:id="IMark1434157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3357436"/>Hash<text:alphabetical-index-mark-end text:id="IMark143357436"/></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3357436"/><text:alphabetical-index-mark-start text:id="IMark135996620"/>MaxNumeric<text:alphabetical-index-mark-end text:id="IMark135996620"/><text:alphabetical-index-mark-end text:id="IMark143357436"/></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3357436"/><text:alphabetical-index-mark-start text:id="IMark135996620"/>MinNumeric<text:alphabetical-index-mark-end text:id="IMark135996620"/><text:alphabetical-index-mark-end text:id="IMark143357436"/></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3357436"/><text:alphabetical-index-mark-start text:id="IMark135996620"/><text:alphabetical-index-mark-start text:id="IMark143358540"/>NilClass<text:alphabetical-index-mark-end text:id="IMark143358540"/><text:alphabetical-index-mark-end text:id="IMark135996620"/><text:alphabetical-index-mark-end text:id="IMark143357436"/></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3415704"/>&amp;&amp;<text:alphabetical-index-mark-end text:id="IMark14341570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3415704"/>^^<text:alphabetical-index-mark-end text:id="IMark14341570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3415704"/>||<text:alphabetical-index-mark-end text:id="IMark14341570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3357436"/>Numeric<text:alphabetical-index-mark-end text:id="IMark143357436"/></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43357436"/>Complex<text:alphabetical-index-mark-end text:id="IMark143357436"/></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5">7i</text:p>
          </table:table-cell>
          <table:table-cell table:style-name="Table5.B2" office:value-type="string">
            <text:p text:style-name="P9">0+7i</text:p>
          </table:table-cell>
        </table:table-row>
        <table:table-row>
          <table:table-cell table:style-name="Table5.A2" office:value-type="string">
            <text:p text:style-name="P15">-7i</text:p>
          </table:table-cell>
          <table:table-cell table:style-name="Table5.B2" office:value-type="string">
            <text:p text:style-name="P9">0-7i</text:p>
          </table:table-cell>
        </table:table-row>
        <table:table-row>
          <table:table-cell table:style-name="Table5.A2" office:value-type="string">
            <text:p text:style-name="P15">3.7i</text:p>
          </table:table-cell>
          <table:table-cell table:style-name="Table5.B2" office:value-type="string">
            <text:p text:style-name="P9">0+3.7i</text:p>
          </table:table-cell>
        </table:table-row>
        <table:table-row>
          <table:table-cell table:style-name="Table5.A2" office:value-type="string">
            <text:p text:style-name="P15">1/2i</text:p>
          </table:table-cell>
          <table:table-cell table:style-name="Table5.B2" office:value-type="string">
            <text:p text:style-name="P9">0+1/2i</text:p>
          </table:table-cell>
        </table:table-row>
        <table:table-row>
          <table:table-cell table:style-name="Table5.A2" office:value-type="string">
            <text:p text:style-name="P15">-3-7i</text:p>
          </table:table-cell>
          <table:table-cell table:style-name="Table5.B2" office:value-type="string">
            <text:p text:style-name="P9">-3-7i</text:p>
          </table:table-cell>
        </table:table-row>
        <table:table-row>
          <table:table-cell table:style-name="Table5.A2" office:value-type="string">
            <text:p text:style-name="P15">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43413448"/>.cbrt<text:alphabetical-index-mark-end text:id="IMark143413448"/>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35996620"/>.e**<text:alphabetical-index-mark-end text:id="IMark135996620"/>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3413448"/>.split<text:alphabetical-index-mark-end text:id="IMark14341344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35996620"/>.sqrt<text:alphabetical-index-mark-end text:id="IMark135996620"/>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p text:style-name="Code"><text:s/></text:p>
      <text:h text:style-name="Heading_20_1" text:outline-level="1"><text:alphabetical-index-mark-start text:id="IMark143356860"/>Float<text:alphabetical-index-mark-end text:id="IMark143356860"/></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5">7.0</text:p>
          </table:table-cell>
          <table:table-cell table:style-name="Table8.B2" office:value-type="string">
            <text:p text:style-name="P9">7.0</text:p>
          </table:table-cell>
        </table:table-row>
        <table:table-row>
          <table:table-cell table:style-name="Table8.A2" office:value-type="string">
            <text:p text:style-name="P15">7.0E3</text:p>
          </table:table-cell>
          <table:table-cell table:style-name="Table8.B2" office:value-type="string">
            <text:p text:style-name="P9">7000.0</text:p>
          </table:table-cell>
        </table:table-row>
        <table:table-row>
          <table:table-cell table:style-name="Table8.A2" office:value-type="string">
            <text:p text:style-name="P15">7.0E-3</text:p>
          </table:table-cell>
          <table:table-cell table:style-name="Table8.B2" office:value-type="string">
            <text:p text:style-name="P9">0.007</text:p>
          </table:table-cell>
        </table:table-row>
        <table:table-row>
          <table:table-cell table:style-name="Table8.A2" office:value-type="string">
            <text:p text:style-name="P15">-7.0</text:p>
          </table:table-cell>
          <table:table-cell table:style-name="Table8.B2" office:value-type="string">
            <text:p text:style-name="P9">-7.0</text:p>
          </table:table-cell>
        </table:table-row>
        <table:table-row>
          <table:table-cell table:style-name="Table8.A2" office:value-type="string">
            <text:p text:style-name="P15">-7.0E3</text:p>
          </table:table-cell>
          <table:table-cell table:style-name="Table8.B2" office:value-type="string">
            <text:p text:style-name="P9">-7000.0</text:p>
          </table:table-cell>
        </table:table-row>
        <table:table-row>
          <table:table-cell table:style-name="Table8.A2" office:value-type="string">
            <text:p text:style-name="P15">-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3356764"/>Integer<text:alphabetical-index-mark-end text:id="IMark143356764"/></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5">7</text:p>
          </table:table-cell>
          <table:table-cell table:style-name="Table7.B2" office:value-type="string">
            <text:p text:style-name="P9">7</text:p>
          </table:table-cell>
        </table:table-row>
        <table:table-row>
          <table:table-cell table:style-name="Table7.A2" office:value-type="string">
            <text:p text:style-name="P15">-7</text:p>
          </table:table-cell>
          <table:table-cell table:style-name="Table7.B2" office:value-type="string">
            <text:p text:style-name="P9">-7</text:p>
          </table:table-cell>
        </table:table-row>
        <table:table-row>
          <table:table-cell table:style-name="Table7.A2" office:value-type="string">
            <text:p text:style-name="P15">445556678789933</text:p>
          </table:table-cell>
          <table:table-cell table:style-name="Table7.B2" office:value-type="string">
            <text:p text:style-name="P9">445556678789933</text:p>
          </table:table-cell>
        </table:table-row>
        <table:table-row>
          <table:table-cell table:style-name="Table7.A2" office:value-type="string">
            <text:p text:style-name="P15">0xff</text:p>
          </table:table-cell>
          <table:table-cell table:style-name="Table7.B2" office:value-type="string">
            <text:p text:style-name="P9">255</text:p>
          </table:table-cell>
        </table:table-row>
        <table:table-row>
          <table:table-cell table:style-name="Table7.A2" office:value-type="string">
            <text:p text:style-name="P15">0xffffffffff</text:p>
          </table:table-cell>
          <table:table-cell table:style-name="Table7.B2" office:value-type="string">
            <text:p text:style-name="P9">1099511627775</text:p>
          </table:table-cell>
        </table:table-row>
        <table:table-row>
          <table:table-cell table:style-name="Table7.A2" office:value-type="string">
            <text:p text:style-name="P15">0xDeadBeef</text:p>
          </table:table-cell>
          <table:table-cell table:style-name="Table7.B2" office:value-type="string">
            <text:p text:style-name="P9">3735928559</text:p>
          </table:table-cell>
        </table:table-row>
      </table:table>
      <text:h text:style-name="Heading_20_2" text:outline-level="2">See Also</text:h>
      <text:p text:style-name="Text_20_body">In Object see:</text:p>
      <text:p text:style-name="Code">.to_i <text:s text:c="3"/>&lt;&gt; <text:s text:c="3"/>=</text:p>
      <text:p text:style-name="Code"/>
      <text:p text:style-name="Text_20_body">In Numeric see: All</text:p>
      <text:h text:style-name="Heading_20_1" text:outline-level="1"><text:alphabetical-index-mark-start text:id="IMark143358348"/>Rational<text:alphabetical-index-mark-end text:id="IMark143358348"/></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5">1/2</text:p>
          </table:table-cell>
          <table:table-cell table:style-name="Table6.B2" office:value-type="string">
            <text:p text:style-name="P9">1/2</text:p>
          </table:table-cell>
        </table:table-row>
        <table:table-row>
          <table:table-cell table:style-name="Table6.A2" office:value-type="string">
            <text:p text:style-name="P15">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row>
          <table:table-cell table:style-name="Table18.A1" office:value-type="string">
            <text:h text:style-name="Heading_20_3" text:outline-level="3"><text:alphabetical-index-mark text:string-value=".split"/><text:alphabetical-index-mark text:string-value=".split"/>[a_rational] <text:alphabetical-index-mark-start text:id="IMark143356812"/>.split<text:alphabetical-index-mark-end text:id="IMark143356812"/> [numerator denominator]</text:h>
            <text:p text:style-name="Text_20_body"><text:span text:style-name="T1">Routing:</text:span> TOS.</text:p>
            <text:p text:style-name="Text_20_body">Split a rational number into its two component parts.</text:p>
          </table:table-cell>
        </table:table-row>
      </table:table>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ext:soft-page-break/>.to_r <text:s text:c="3"/>&lt;&gt; <text:s text:c="3"/>=</text:p>
      <text:p text:style-name="Code"/>
      <text:p text:style-name="Text_20_body">In Numeric see: All</text:p>
      <text:h text:style-name="Heading_20_1" text:outline-level="1"><text:alphabetical-index-mark-start text:id="IMark143357772"/>Procedure<text:alphabetical-index-mark-end text:id="IMark143357772"/></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3357772"/>String<text:alphabetical-index-mark-end text:id="IMark143357772"/></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3357772"/>Thread<text:alphabetical-index-mark-end text:id="IMark143357772"/></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3357772"/><text:alphabetical-index-mark-start text:id="IMark143356620"/><text:alphabetical-index-mark-start text:id="IMark143359740"/>TrueClass<text:alphabetical-index-mark-end text:id="IMark143359740"/><text:alphabetical-index-mark-end text:id="IMark143356620"/><text:alphabetical-index-mark-end text:id="IMark143357772"/></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19"/>
      <text:h text:style-name="Heading_20_1" text:outline-level="1">Symbol Glossary</text:h>
      <text:p text:style-name="Code">! <text:s text:c="13"/>.cos <text:s text:c="10"/>.p2c <text:s text:c="10"/>1+ <text:s text:c="12"/>distinct?</text:p>
      <text:p text:style-name="Code">!: <text:s text:c="12"/>.cosh <text:s text:c="9"/>.parent_class <text:s/>1- <text:s text:c="12"/>do</text:p>
      <text:p text:style-name="Code">&amp;&amp; <text:s text:c="12"/>.cr <text:s text:c="11"/>.polar <text:s text:c="8"/>2* <text:s text:c="12"/>dpr</text:p>
      <text:p text:style-name="Code">)" <text:s text:c="12"/>.cube <text:s text:c="9"/>.posn <text:s text:c="9"/>2+ <text:s text:c="12"/>drop</text:p>
      <text:p text:style-name="Code">)debug <text:s text:c="8"/>.current <text:s text:c="6"/>.pp <text:s text:c="11"/>2- <text:s text:c="12"/>dup</text:p>
      <text:p text:style-name="Code">)entries <text:s text:c="6"/>.d2r <text:s text:c="10"/>.r2d <text:s text:c="10"/>2/ <text:s text:c="12"/>e</text:p>
      <text:p text:style-name="Code">)methods <text:s text:c="6"/>.denominator <text:s text:c="2"/>.real <text:s text:c="9"/>: <text:s text:c="13"/>epsilon</text:p>
      <text:p text:style-name="Code">)quit <text:s text:c="9"/>.e** <text:s text:c="10"/>.reverse <text:s text:c="6"/>&lt; <text:s text:c="13"/>false</text:p>
      <text:p text:style-name="Code">)version <text:s text:c="6"/>.each{ <text:s text:c="8"/>.right <text:s text:c="8"/>&lt;&lt; <text:s text:c="12"/>global:</text:p>
      <text:p text:style-name="Code">* <text:s text:c="13"/>.emit <text:s text:c="9"/>.right? <text:s text:c="7"/>&lt;= <text:s text:c="12"/>identical?</text:p>
      <text:p text:style-name="Code">** <text:s text:c="12"/>.eval <text:s text:c="9"/>.rjust <text:s text:c="8"/>&lt;=&gt; <text:s text:c="11"/>if</text:p>
      <text:p text:style-name="Code">+ <text:s text:c="13"/>.even? <text:s text:c="8"/>.round <text:s text:c="8"/>&lt;&gt; <text:s text:c="12"/>infinity</text:p>
      <text:p text:style-name="Code">- <text:s text:c="13"/>.floor <text:s text:c="8"/>.rstrip <text:s text:c="7"/>= <text:s text:c="13"/>load"</text:p>
      <text:p text:style-name="Code">-infinity <text:s text:c="5"/>.fmt <text:s text:c="10"/>.select{ <text:s text:c="6"/>&gt; <text:s text:c="13"/>max</text:p>
      <text:p text:style-name="Code">. <text:s text:c="13"/>.fmt" <text:s text:c="9"/>.shuffle <text:s text:c="6"/>&gt;= <text:s text:c="12"/>max_float</text:p>
      <text:p text:style-name="Code">." <text:s text:c="12"/>.gcd <text:s text:c="10"/>.sin <text:s text:c="10"/>&gt;&gt; <text:s text:c="12"/>max_num</text:p>
      <text:p text:style-name="Code">.+left <text:s text:c="8"/>.hypot <text:s text:c="8"/>.sinh <text:s text:c="9"/>?dup <text:s text:c="10"/>min</text:p>
      <text:p text:style-name="Code">.+mid <text:s text:c="9"/>.imaginary <text:s text:c="4"/>.sleep <text:s text:c="8"/>@ <text:s text:c="13"/>min_float</text:p>
      <text:p text:style-name="Code">.+midlr <text:s text:c="7"/>.init <text:s text:c="9"/>.sort <text:s text:c="9"/>Array <text:s text:c="9"/>min_num</text:p>
      <text:p text:style-name="Code">.+right <text:s text:c="7"/>.is_class? <text:s text:c="4"/>.split <text:s text:c="8"/>Bignum <text:s text:c="8"/>mod</text:p>
      <text:p text:style-name="Code">.-left <text:s text:c="8"/>.keys <text:s text:c="9"/>.sqr <text:s text:c="10"/>Class <text:s text:c="9"/>nan</text:p>
      <text:p text:style-name="Code">.-mid <text:s text:c="9"/>.lcm <text:s text:c="10"/>.sqrt <text:s text:c="9"/>Complex <text:s text:c="7"/>neg</text:p>
      <text:p text:style-name="Code">.-midlr <text:s text:c="7"/>.left <text:s text:c="9"/>.start <text:s text:c="8"/>FalseClass <text:s text:c="4"/>nil</text:p>
      <text:p text:style-name="Code">.-right <text:s text:c="7"/>.left? <text:s text:c="8"/>.strip <text:s text:c="8"/>Fixnum <text:s text:c="8"/>nil&lt;&gt;</text:p>
      <text:p text:style-name="Code">.1/x <text:s text:c="10"/>.length <text:s text:c="7"/>.strlen <text:s text:c="7"/>Float <text:s text:c="9"/>nil=</text:p>
      <text:p text:style-name="Code">.10** <text:s text:c="9"/>.lines <text:s text:c="8"/>.strmax <text:s text:c="7"/>Hash <text:s text:c="10"/>nip</text:p>
      <text:p text:style-name="Code">.2** <text:s text:c="10"/>.list <text:s text:c="9"/>.strmax2 <text:s text:c="6"/>Integer <text:s text:c="7"/>not</text:p>
      <text:p text:style-name="Code">.: <text:s text:c="12"/>.ljust <text:s text:c="8"/>.subclass: <text:s text:c="4"/>MaxNumeric <text:s text:c="4"/>or</text:p>
      <text:p text:style-name="Code">.:: <text:s text:c="11"/>.ln <text:s text:c="11"/>.tan <text:s text:c="10"/>MinNumeric <text:s text:c="4"/>over</text:p>
      <text:p text:style-name="Code">.[]! <text:s text:c="10"/>.load <text:s text:c="9"/>.tanh <text:s text:c="9"/>NilClass <text:s text:c="6"/>pause</text:p>
      <text:p text:style-name="Code">.[]@ <text:s text:c="10"/>.log10 <text:s text:c="8"/>.to_f <text:s text:c="9"/>Numeric <text:s text:c="7"/>pi</text:p>
      <text:p text:style-name="Code">.abs <text:s text:c="10"/>.log2 <text:s text:c="9"/>.to_i <text:s text:c="9"/>Object <text:s text:c="8"/>pick</text:p>
      <text:p text:style-name="Code">.acos <text:s text:c="9"/>.lstrip <text:s text:c="7"/>.to_lower <text:s text:c="5"/>Procedure <text:s text:c="5"/>rational</text:p>
      <text:p text:style-name="Code">.acosh <text:s text:c="8"/>.magnitude <text:s text:c="4"/>.to_n <text:s text:c="9"/>Rational <text:s text:c="6"/>rot</text:p>
      <text:p text:style-name="Code">.angle <text:s text:c="8"/>.main <text:s text:c="9"/>.to_r <text:s text:c="9"/>String <text:s text:c="8"/>self</text:p>
      <text:p text:style-name="Code">.asin <text:s text:c="9"/>.map{ <text:s text:c="9"/>.to_s <text:s text:c="9"/>Thread <text:s text:c="8"/>space</text:p>
      <text:p text:style-name="Code">.asinh <text:s text:c="8"/>.max <text:s text:c="10"/>.to_upper <text:s text:c="5"/>TrueClass <text:s text:c="5"/>spaces</text:p>
      <text:p text:style-name="Code">.atan <text:s text:c="9"/>.mid <text:s text:c="10"/>.to_x <text:s text:c="9"/>VirtualMachine swap</text:p>
      <text:p text:style-name="Code">.atan2 <text:s text:c="8"/>.mid? <text:s text:c="9"/>.values <text:s text:c="7"/>[ <text:s text:c="13"/>thread:</text:p>
      <text:p text:style-name="Code">.atanh <text:s text:c="8"/>.midlr <text:s text:c="8"/>.vm <text:s text:c="11"/>^^ <text:s text:c="12"/>true</text:p>
      <text:p text:style-name="Code">.c2p <text:s text:c="10"/>.min <text:s text:c="10"/>.vm_name <text:s text:c="6"/>accept <text:s text:c="8"/>tuck</text:p>
      <text:p text:style-name="Code">.call <text:s text:c="9"/>.name <text:s text:c="9"/>/ <text:s text:c="13"/>accept" <text:s text:c="7"/>vm</text:p>
      <text:p text:style-name="Code">.cbrt <text:s text:c="9"/>.new <text:s text:c="10"/>0&lt; <text:s text:c="12"/>and <text:s text:c="11"/>xor</text:p>
      <text:p text:style-name="Code">.ceil <text:s text:c="9"/>.new_size <text:s text:c="5"/>0&lt;= <text:s text:c="11"/>begin <text:s text:c="9"/>{</text:p>
      <text:p text:style-name="Code">.cjust <text:s text:c="8"/>.new_value <text:s text:c="4"/>0&lt;=&gt; <text:s text:c="10"/>class: <text:s text:c="8"/>{{</text:p>
      <text:p text:style-name="Code">.class <text:s text:c="8"/>.new_values <text:s text:c="3"/>0&lt;&gt; <text:s text:c="11"/>clone <text:s text:c="9"/>||</text:p>
      <text:p text:style-name="Code">.clone <text:s text:c="8"/>.new{ <text:s text:c="9"/>0= <text:s text:c="12"/>com</text:p>
      <text:p text:style-name="Code">.conjugate <text:s text:c="4"/>.numerator <text:s text:c="4"/>0&gt; <text:s text:c="12"/>complex</text:p>
      <text:p text:style-name="Code">.copy <text:s text:c="9"/>.odd? <text:s text:c="9"/>0&gt;= <text:s text:c="11"/>copy</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p text:style-name="P22"/>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1" text:name="Alphabetical Index1_Head">
            <text:p text:style-name="Index_20_Heading">Index</text:p>
          </text:index-title>
          <text:p text:style-name="P29">Array<text:tab/>24</text:p>
          <text:p text:style-name="P29">Class<text:tab/>25</text:p>
          <text:p text:style-name="P29">Complex<text:tab/>32</text:p>
          <text:p text:style-name="P29">FalseClass<text:tab/>26</text:p>
          <text:p text:style-name="P29">Float<text:tab/>34</text:p>
          <text:p text:style-name="P29">Hash<text:tab/>27</text:p>
          <text:p text:style-name="P29">inst:<text:tab/>21</text:p>
          <text:p text:style-name="P29">Integer<text:tab/>35</text:p>
          <text:p text:style-name="P29">local:<text:tab/>21</text:p>
          <text:p text:style-name="P29">MaxNumeric<text:tab/>28</text:p>
          <text:p text:style-name="P29">MinNumeric<text:tab/>29</text:p>
          <text:p text:style-name="P29">NilClass<text:tab/>30</text:p>
          <text:p text:style-name="P29">Numeric<text:tab/>31</text:p>
          <text:p text:style-name="P29">Object<text:tab/>20</text:p>
          <text:p text:style-name="P29">Procedure<text:tab/>38</text:p>
          <text:p text:style-name="P29">Rational<text:tab/>36</text:p>
          <text:p text:style-name="P29">Routing<text:tab/>18</text:p>
          <text:p text:style-name="P29">String<text:tab/>39</text:p>
          <text:p text:style-name="P29">super<text:tab/>21</text:p>
          <text:p text:style-name="P29">Thread<text:tab/>40</text:p>
          <text:p text:style-name="P29">TrueClass<text:tab/>41</text:p>
          <text:p text:style-name="P29">VirtualMachine<text:tab/>19</text:p>
          <text:p text:style-name="P29">^^<text:tab/>22, 26, 30</text:p>
          <text:p text:style-name="P29">;<text:tab/>21</text:p>
          <text:p text:style-name="P29">:<text:tab/>18</text:p>
          <text:p text:style-name="P29">.<text:tab/>20</text:p>
          <text:p text:style-name="P29">.:<text:tab/>18</text:p>
          <text:p text:style-name="P29">.::<text:tab/>18, 20</text:p>
          <text:p text:style-name="P29">.cbrt<text:tab/>33</text:p>
          <text:p text:style-name="P29">.class<text:tab/>21</text:p>
          <text:p text:style-name="P29">.clone<text:tab/>22</text:p>
          <text:p text:style-name="P29">.copy<text:tab/>22</text:p>
          <text:p text:style-name="P29">.e**<text:tab/>33</text:p>
          <text:p text:style-name="P29">.init<text:tab/>22</text:p>
          <text:p text:style-name="P29">.is_class?<text:tab/>22</text:p>
          <text:p text:style-name="P29">.split<text:tab/>33, 36</text:p>
          <text:p text:style-name="P29">.sqrt<text:tab/>33</text:p>
          <text:p text:style-name="P29">)methods<text:tab/>20</text:p>
          <text:p text:style-name="P29">&amp;&amp;<text:tab/>20, 26, 30</text:p>
          <text:p text:style-name="P29">||<text:tab/>23, 26, 30</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5</text:page-number> of <text:page-count>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5H17M1S</meta:editing-duration>
    <meta:editing-cycles>723</meta:editing-cycles>
    <meta:generator>OpenOffice/4.1.1$Win32 OpenOffice.org_project/411m6$Build-9775</meta:generator>
    <dc:date>2015-01-17T19:34:30.41</dc:date>
    <dc:creator>Peter Camilleri</dc:creator>
    <meta:document-statistic meta:table-count="33" meta:image-count="0" meta:object-count="0" meta:page-count="45" meta:paragraph-count="874" meta:word-count="6540" meta:character-count="41875"/>
    <meta:template xlink:type="simple" xlink:actuate="onRequest" xlink:title="MyDefault" xlink:href="../../../../OpenOffice.org/3/user/template/MyDefault.ott" meta:date="2014-06-26T22:09:00.24"/>
  </office:meta>
</office:document-meta>
</file>